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section{Motion Capture}<text:line-break/><text:line-break/>Différentes approches ont été proposées dans la recherche pour synthétiser l'animation à partir d'entrées humaines, à commencer par la capture de mouvement classique (MOCAP) \cite{gleicher1999animation, sharma2019use} fournissant une correspondance 1 à 1 entre le capteur et l'articulation du personnage. Ces méthodes, telles que \textit{Layered acting} \cite{dontcheva2003layered} et \textit{Kin{\^E}tre} \cite{chen2012kinetre}, visent à fournir une correspondance directe entre les mouvements de l'animateur et les articulations du personnage. Pour ce type de dispositif, l’animateur prend donc la peau du personnage à animer, ce qui induit des restrictions sur la morphologie des personnages qu’il est possible d’animer, ainsi que sur la difficulté de la gymnastique des animations voulues. Dans le cas de \textit{Layered acting} \cite{dontcheva2003layered}, cette restriction sur la morphologie est mitigée par un système de couplage entre les différents éléments du squelette du personnage, et les différents degrés de liberté du mime; ainsi, il est possible de modifier l’animation des huit pattes d’une araignée d’un seul geste. Ce système se base sur un calcul de corrélation indépendant du déphasage temporel. Dans le cas de \textit{Kin{\^E}tre} \cite{chen2012kinetre}, les personnages sont dépourvus de squelette, et un graphe de déformation du maillage est créé à la volée puis \textit{attaché} à l’animateur, de sorte que tout mouvement de l’animateur se répercute sur le personnage. Il est ainsi possible d’animer des objets arbitraires, tels que des chaises ou des armoires; cependant, la morphologie humaine ne permettant pas de mimer correctement un quadrupède, il faudra s’y mettre à deux pour animer une course de cheval. Ces méthodes proposent donc des approches intéressantes, mais comportant des restrictions rédhibitoires dans le cadre de notre projet, qui vise à modifier des animations au degré de liberté arbitraire sur des objets et personnages de morphologie arbitraire, sans nécessiter un mime parfait.<text:line-break/><text:line-break/>[image de LayeredActing, image de KinEtre]<text:line-break/><text:line-break/>\section{Broader mappings}<text:line-break/><text:line-break/>Les approches plus générales de cartographie des gestes comprennent des travaux tels que \textit{MagicalHands} \cite{Arora2019MagicalHandsMH} et \textit{Spatial Motion Doodles} \cite{Garcia2019SpatialMD}. \textit{MagicalHands} fournit un système polyvalent pour la cartographie gestuelle, en proposant une taxonomie complète des gestes, des actions et des effets voulus suite à un sondage auprès de professionnels. Leur système, dédié à la VR, n’impose pas de mimer directement les degré de liberté d’un contrôleur, contrairement aux systèmes de Motion Capture; au contraire, il encourage des modifications générales d’amplitude spatiale ou de temporalité. Ce degré de généralité s’accompagne cependant d’une perte en finesse, comme le prouvent les animations effectuées via ce système. Dans le contexte d’une production réelle de qualité professionnelle, \textit{MagicalHands} saurait se montrer utile pour l’animation de phénomènes physiques – cônes de fumées, nuages, etc – mais peinerait probablement pour l’animation de personnages. \textit{Spatial Motion Doodles} offre un moyen intuitif de créer des animations par le biais du motion doodling, permettant aux animateurs de dessiner des trajectoires que les personnages suivront. Dans cette approche, il s’agit de combiner des animations unitaires existantes – saut, marche, course dans l’exemple de la publication – afin de synthétiser l’animation désirée par l’animateur, que ce soit en terme de trajectoire, de rythme ou de poids. Ces propriétés sont maintenues grâce à un système de classification des qualités voulues, mis en regard avec certaines propriétés mesurables du geste telles que la courbure, la torsion, etc. Ce système ne s’applique donc pas à tous les scénario, puisqu’il s’appuie sur une banque d’animations créée au préalable. <text:line-break/><text:line-break/>[image de Magicalhands, image de SpatialMotionDoodles]<text:line-break/><text:soft-page-break/><text:line-break/>\section{Sketch-based methods}<text:line-break/><text:line-break/>Une autre approche consiste à utiliser des croquis dessinés, comme le montre \textit{Space-time sketching} \cite{guay2015space}, qui permet aux animateurs de dessiner des trajectoires de mouvement directement sur la ligne de temps de l'animation. En s’appuyant sur la notion de ligne d’action – une ligne permettant à elle seule de caractériser l’énergie et l’intention d’une pose – bien connue des animateurs, \textit{Space-time sketching} propose la ligne d’action dynamique, une évolution dans le temps de la ligne d’animation permettant de synthétiser une animation complète à l’aide de quelques traits. En l’état, cette approche ne permet d’animer que des monopèdes ou des animaux volants, mais l’ajout de lignes d’actions secondaires permettrait d’étendre cette limite à des personnages plus complexes. Par ailleurs, elle dégage trois axes de mouvements majeurs: le chemin, où tout le corps suit le même tracé, le rebond, caractérisé par des points critiques, et la roulade, qui présente une boucle ; elle est donc difficile à appliquer à des mouvements arbitrairement complexes, qui ne peuvent pas toujours être vus comme des combinaisons de ces trois axes. Par ailleurs, \textit{Authoring Motion Cycles} \cite{ciccone2017authoring} se concentre sur la création de nouvelles séquences de mouvement en définissant des cycles, c’est à dire des animations qui peuvent être jouées en boucle sans à-coup. En se basant sur <text:s/>la performance répétée du mouvement cyclique par exemple via une souris, <text:s/>\textit{Authoring Motion Cycles} propose une méthode d’alignement entre les itérations permettant de synthétiser un cycle moyen non bruité. \textit{Authoring Motion Cycles} va ensuite plus loin en proposant un outil de visualisation et de modification des cycles intégrable dans un logiciel tierce, permettant la manipulation spatiale et temporelle des cycles. Il s’agit donc de mimes explicites, dépourvus d’interprétation de haut niveau, permettant la synthèse et la modification d’animations arbitrairement complexes sur des personnages de morphologie arbitraire, le tout avec un contrôle d’une finesse remarquable. Similairement à ces approches par esquisse, \textit{Monster Mash} \cite{dvorovzvnak2020monster} permet de créer de nouveaux personnages ainsi que leurs animations par le biais de dessins. Dans cette approche entièrement autonome, des objets 3D sont gonflés à partir de dessin explicitant des plans de profondeur, puis, sans squelette d’animation, animés à l’aide de points de contrôle directement à la surface de la forme. L’approche autorise des objets ayant une géométrie arbitraire, mais pose une restriction sur les animations, qui ne doivent pas altérer l’ordre des différents plans : une patte suitées derrière le corps ne pourra pas passer devant. Il s’agit donc d’animation planaires.<text:line-break/><text:line-break/>[image de SpaceTimeSketching, image de AuthoringMotionCycles, image de MonsterMash]<text:line-break/><text:line-break/>Le point commun de ces méthodes est qu’elles sont utiles pour créer des animations entièrement nouvelles, mais sont moins efficaces pour modifier des animations existantes afin d'améliorer la vision artistique des animateurs et des superviseurs.<text:line-break/><text:line-break/>Les approches basées sur les gestes, telles que celles utilisées dans \textit{HandAvatar} \cite{jiang2023handavatar}, associent les gestes humains aux actions des personnages. Ces méthodes sont souvent confrontées au problème de l'ambiguïté dans l'interprétation des gestes et nécessitent des décisions sur la manière de traduire les gestes en commandes d'animation spécifiques. Le logiciel \textit{PlayAbility}, par exemple, utilise des gestes faciaux pour contrôler des scènes virtuelles dans les jeux vidéo, en particulier pour les utilisateurs handicapés. Quelques travaux d'inspiration tentent d'établir des correspondances plus générales entre le corps humain et un personnage \cite{dontcheva2003layered, chen2012kinetre}, mais ils se concentrent principalement sur la pose des personnages plutôt que sur la création d'animations. Les approches basées sur la marionnette associent des gestes spécifiques pour contrôler des personnages particuliers. Ces méthodes, telles que celles présentées dans \textit{Creature Features} \cite{seol2013creature}, \textit{AgileFingers} \cite{lin2024agilefingers}, et \textit{HandAvatar} \<text:soft-page-break/>cite{jiang2023handavatar}, sont souvent trop spécifiques à un personnage et ne se généralisent pas bien aux gestes de différents animateurs ou à différents personnages. En outre, \textit{optimisation de l'espace tangent pour le contrôle interactif de l'animation} \cite{DBLP:journals/tog/CicconeOS19} offre des ajustements précis pour les mouvements des personnages, améliorant ainsi la capacité de l'animateur à affiner les animations.<text:line-break/><text:line-break/>\section{Sound-based and learning-based methods}<text:line-break/><text:line-break/>Au-delà des gestes, les entrées sonores ont également été étudiées en relation avec l'animation de personnages via le langage naturel pour la synchronisation labiale \cite{zhou2018visemenet}, ou la musique pour les personnages dansants \cite{kim2003rhythmic, li2021ai}. Les progrès récents en matière d'apprentissage profond et de réalité virtuelle ont encore repoussé les limites de la synthèse et de l'édition d'animations. Des techniques telles que celles présentées dans \textit{Time-Tunnel} \cite{zhou2024timetunnel}, \textit{TimeTunnel Live} \cite{DBLP:conf/chi/ZhouPKPLUKFA24}, et \textit{Reframe} \cite{zhou2024reframe}, se concentrent sur l'intégration de l'édition des mouvements spatiaux et temporels dans les environnements de réalité virtuelle. Cependant, ces méthodes s'appuient souvent sur des gestes prédéfinis ou des bases de données étendues pour l'apprentissage, ce qui limite leur adaptabilité aux entrées uniques de l'utilisateur. Generating smooth human motion from sparse tracking inputs using diffusion models \cite{DBLP:conf/cvpr/DuKPSTS23} montre comment l'IA peut combler les lacunes dans</text:p>
      <text:p text:style-name="Standard"><text:s/>les données de capture de mouvement, créant des animations réalistes même à partir d'entrées limitées.<text:line-break/><text:line-break/>Les approches basées sur la performance pour la synchronisation de l'animation des images clés ont également été explorées, comme le montrent les travaux de Terra et Metoyer \cite{terra2004performance,terra2007performance} qui tentent de suivre les caractéristiques des courbes d'animation telles que les pics, et \textit{Dragimation} \cite{walther2012dragimation}. Ces approches créent généralement des animations à partir de zéro, en se concentrant sur la génération des \textit{timings}, plutôt que sur le recalage des animations existantes pour correspondre à de nouvelles séquences définies par l'utilisateur. Les approches \textit{Performance-based timing} de \cite{terra2004performance,terra2007performance} sont proches de ce que nous désirons, mais choissient une méthode rapide, là où nous nous permettrons des méthodes plus gourmandes afin d’explorer entièrement le potentiel d’un retiming gérant différents nombres d’évènements.<text:line-break/><text:line-break/>En outre, les méthodes d'édition de mouvements basées sur des esquisses, telles que Sket\-chi\-Mo \cite{choi2016sketchimo}, offrent des ajustements intuitifs et rapides pour les mouvements des personnages articulés, mais ne répondent pas à la nécessité de préserver l'intégrité sémantique de l'animation d'origine. L'exploration de la synthèse et de l'édition d'images multimodales à l'aide de l'IA générative \cite{DBLP:journals/pami/ZhanYWZLLKTX23} démontre le potentiel de la combinaison de l'IA avec les techniques d'animation traditionnelles pour obtenir des animations réalistes. Bien que ces méthodes soient très prometteuses, elles manquent souvent d'une correspondance séquentielle solide entre les gestes de l'utilisateur et les temps d'animation, une caractéristique que notre méthode abordera avec le Dynamic TimeWarp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8T18:18:01.265000000</meta:creation-date>
    <dc:date>2024-08-08T18:18:15.529000000</dc:date>
    <meta:editing-duration>PT14S</meta:editing-duration>
    <meta:editing-cycles>1</meta:editing-cycles>
    <meta:generator>LibreOffice/7.4.1.2$Windows_X86_64 LibreOffice_project/3c58a8f3a960df8bc8fd77b461821e42c061c5f0</meta:generator>
    <meta:document-statistic meta:table-count="0" meta:image-count="0" meta:object-count="0" meta:page-count="3" meta:paragraph-count="2" meta:word-count="1574" meta:character-count="11780" meta:non-whitespace-character-count="10183"/>
  </office:meta>
</office:document-meta>
</file>